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IncludeAwareParserConfiguration.getFeature( String feature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IncludeAwareParserConfiguration.XIncludeAwareParserConfiguration( SymbolTable symbolTable , XMLGrammarPool grammar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AwareParserConfiguration.configurePipelin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IncludeAwareParserConfiguration.setFeature( String featureId , boolean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IncludeAwareParserConfiguration.XIncludeAwareParserConfiguration(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AwareParserConfiguration.XIncludeAwareParserConfiguration( SymbolTable symbolTable , XMLGrammarPool grammarPool , XMLComponentManager parent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IncludeAwareParserConfiguration.configureXML11Pipelin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XIncludeAwareParserConfiguration.XIncludeAwareParser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